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margin-left="0.4923in" fo:text-indent="0.4923in">
        <style:tab-stops/>
      </style:paragraph-properties>
    </style:style>
    <style:style style:name="P5" style:parent-style-name="Standard" style:family="paragraph">
      <style:paragraph-properties fo:text-indent="0.4923in"/>
    </style:style>
    <style:style style:name="P6" style:parent-style-name="Standard" style:family="paragraph">
      <style:paragraph-properties fo:text-indent="0.4923in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paragraph-properties fo:text-indent="0.4923in"/>
    </style:style>
  </office:automatic-styles>
  <office:body>
    <office:text text:use-soft-page-breaks="true">
      <text:p text:style-name="P1">PROGRAM 1</text:p>
      <text:p text:style-name="P2">REVERSAL OF LINKED LIST</text:p>
      <text:p text:style-name="Standard"><text:s text:c="39"/></text:p>
      <text:p text:style-name="Standard"/>
      <text:p text:style-name="P3">ALGORITHM:</text:p>
      <text:p text:style-name="Standard"/>
      <text:p text:style-name="Standard">Step<text:s/>1: Start</text:p>
      <text:p text:style-name="Standard"/>
      <text:p text:style-name="Standard">Step<text:s/>2: Declare structure</text:p>
      <text:p text:style-name="Standard"><text:s text:c="12"/>typedef struct node {</text:p>
      <text:p text:style-name="Standard"><text:s/><text:tab/><text:tab/><text:s text:c="3"/>int data;</text:p>
      <text:p text:style-name="P4"><text:s text:c="4"/>struct node *link;</text:p>
      <text:p text:style-name="P5">}listnode;</text:p>
      <text:p text:style-name="Standard"/>
      <text:p text:style-name="Standard">Step<text:s/>3: listnode *front = NULL;</text:p>
      <text:p text:style-name="Standard"/>
      <text:p text:style-name="Standard">Step 4: Define a create() to create a node</text:p>
      <text:p text:style-name="Standard"/>
      <text:p text:style-name="Standard">listnode *create(int value){</text:p>
      <text:p text:style-name="Standard"><text:s text:c="4"/>listnode *node;</text:p>
      <text:p text:style-name="Standard"><text:s text:c="4"/>node = (listnode*)malloc(sizeof(listnode));</text:p>
      <text:p text:style-name="Standard"><text:s text:c="4"/>node-&gt;data = value;</text:p>
      <text:p text:style-name="Standard"><text:s text:c="4"/>node-&gt;link = NULL;</text:p>
      <text:p text:style-name="Standard"><text:s text:c="4"/>return node;</text:p>
      <text:p text:style-name="Standard">}</text:p>
      <text:p text:style-name="Standard"/>
      <text:p text:style-name="Standard">Step<text:s/>5: Print Menu</text:p>
      <text:p text:style-name="Standard"/>
      <text:p text:style-name="Standard">Step6: Declare choice<text:s/>(int)<text:s/>and<text:s/>input values from user</text:p>
      <text:p text:style-name="Standard"/>
      <text:p text:style-name="Standard">Step7: Check if(choice!=9)</text:p>
      <text:p text:style-name="Standard"><text:s text:c="11"/>if true proceed to step<text:s/>8<text:s/>else go to step<text:s/>9</text:p>
      <text:p text:style-name="Standard"/>
      <text:p text:style-name="Standard">Step<text:s/>8: switch(choice)</text:p>
      <text:p text:style-name="Standard"><text:s text:c="13"/>case 1:<text:s/>call insert_begin(); break;</text:p>
      <text:p text:style-name="Standard"><text:s text:c="13"/>case 2:<text:s/>call insert_rand(); break;</text:p>
      <text:p text:style-name="Standard"><text:s text:c="13"/>case 3:<text:s/>call insert_end(); break;</text:p>
      <text:p text:style-name="Standard"><text:s text:c="13"/>case 4: call delete_begin(); break;</text:p>
      <text:p text:style-name="Standard"><text:s text:c="13"/>case 5: call delete_rand(); break;</text:p>
      <text:p text:style-name="Standard"><text:s text:c="13"/>case 6: call delete_end(); break;</text:p>
      <text:p text:style-name="P6">case 7: call display(); break;</text:p>
      <text:p text:style-name="Standard"><text:s text:c="13"/>case 8: call reverse(); break;</text:p>
      <text:p text:style-name="Standard"><text:s text:c="13"/>case 3:<text:s/>exit</text:p>
      <text:p text:style-name="Standard">default : Print “Enter a valid choice”</text:p>
      <text:p text:style-name="Standard"/>
      <text:p text:style-name="Standard"/>
      <text:p text:style-name="Standard">Step<text:s/>9: Sto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Reverse( ):</text:p>
      <text:p text:style-name="P8">Algo</text:p>
      <text:p text:style-name="P9"/>
      <text:p text:style-name="Standard">Step 1: Define reverse()</text:p>
      <text:p text:style-name="Standard">Step 2: Declare variables (int) count and initialize it to 1, i and ct;</text:p>
      <text:p text:style-name="Standard">Step 3: listnode *temp = front<text:s/></text:p>
      <text:p text:style-name="Standard"><text:tab/>Declaring temp</text:p>
      <text:p text:style-name="Standard">Step 4: listnode *ptr;</text:p>
      <text:p text:style-name="Standard"><text:tab/>Declaring ptr</text:p>
      <text:p text:style-name="Standard">Step 5: Start While loop check for temp-&gt;link!=NULL</text:p>
      <text:p text:style-name="Standard"><text:tab/>Step 5.1: count++;</text:p>
      <text:p text:style-name="P10">Step 5.2: temp=temp-&gt;link;</text:p>
      <text:p text:style-name="Standard">Step 6: ptr = temp;</text:p>
      <text:p text:style-name="Standard">Step 7: Exit While</text:p>
      <text:p text:style-name="Standard">Step 8: Start For loop<text:s/></text:p>
      <text:p text:style-name="Standard"><text:tab/>For i=0 till i&lt;(count-1) increment i++;</text:p>
      <text:p text:style-name="Standard"><text:tab/>Step 8.1:<text:s/><text:s/>temp = front-&gt;link;</text:p>
      <text:p text:style-name="Standard"><text:s text:c="3"/><text:tab/><text:tab/><text:s text:c="5"/>front-&gt;link = ptr-&gt;link;</text:p>
      <text:p text:style-name="Standard"><text:s text:c="6"/><text:tab/><text:tab/><text:s text:c="5"/>ptr-&gt;link = front;</text:p>
      <text:p text:style-name="Standard"><text:s text:c="6"/><text:tab/><text:tab/><text:s text:c="5"/>front = temp;</text:p>
      <text:p text:style-name="Standard">Loop 8.1<text:s/></text:p>
      <text:p text:style-name="Standard"/>
      <text:p text:style-name="Standard">Step 9: Exit For loop</text:p>
      <text:p text:style-name="Standard">Step 10:<text:s/>front = ptr;</text:p>
      <text:p text:style-name="Standard">Step 11: Print The reversed list</text:p>
      <text:p text:style-name="Standard">Step 12: call display();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his Solomon</dc:creator>
    <meta:creation-date>2022-01-18T16:48:00Z</meta:creation-date>
    <dc:date>2022-01-18T12:02:00Z</dc:date>
    <meta:template xlink:href="Normal" xlink:type="simple"/>
    <meta:editing-cycles>3</meta:editing-cycles>
    <meta:editing-duration>PT900S</meta:editing-duration>
    <meta:document-statistic meta:page-count="2" meta:paragraph-count="3" meta:word-count="258" meta:character-count="1727" meta:row-count="12" meta:non-whitespace-character-count="1472"/>
  </office:meta>
</office:document-meta>
</file>